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4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sc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1" table:default-cell-style-name="ce2"/>
        <table:table-column table:style-name="co1" table:number-columns-repeated="16371" table:default-cell-style-name="ce1"/>
        <table:table-row table:style-name="ro1">
          <table:table-cell office:value-type="string" table:style-name="ce1">
            <text:p>h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selfemployed</text:p>
          </table:table-cell>
          <table:table-cell office:value-type="string" table:style-name="ce1">
            <text:p>haskids</text:p>
          </table:table-cell>
          <table:table-cell office:value-type="string" table:style-name="ce1">
            <text:p>m_self</text:p>
          </table:table-cell>
          <table:table-cell office:value-type="string" table:style-name="ce1">
            <text:p>m_pensions</text:p>
          </table:table-cell>
          <table:table-cell office:value-type="string" table:style-name="ce1">
            <text:p>pkv</text:p>
          </table:table-cell>
          <table:table-cell office:value-type="string" table:style-name="ce1">
            <text:p>year</text:p>
          </table:table-cell>
          <table:table-cell office:value-type="string" table:style-name="ce2">
            <text:p>svbeit</text:p>
          </table:table-cell>
          <table:table-cell table:number-columns-repeated="4" table:style-name="ce1"/>
          <table:table-cell office:value-type="string" table:style-name="ce1">
            <text:p>bemes</text:p>
          </table:table-cell>
          <table:table-cell office:value-type="string" table:style-name="ce1">
            <text:p>rvbeit</text:p>
          </table:table-cell>
          <table:table-cell office:value-type="string" table:style-name="ce1">
            <text:p>pvbeit</text:p>
          </table:table-cell>
          <table:table-cell office:value-type="string" table:style-name="ce1">
            <text:p>gkvbeit</text:p>
          </table:table-cell>
          <table:table-cell office:value-type="string" table:style-name="ce1">
            <text:p>avbeit</text:p>
          </table:table-cell>
          <table:table-cell table:number-columns-repeated="16362"/>
        </table:table-row>
        <table:table-row table:style-name="ro1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00" table:style-name="ce1">
            <text:p>3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office:value-type="float" office:value="0" table:formula="of:=[.S2]+[.T2]+[.U2]+[.V2]" table:style-name="ce3">
            <text:p>0,00</text:p>
          </table:table-cell>
          <table:table-cell table:number-columns-repeated="4" table:style-name="ce1"/>
          <table:table-cell office:value-type="float" office:value="148.22062500000001" table:formula="of:=0.7547*450+(((850/(850-450))-(450/(850-450)*0.7547))*([.D2]-450))" table:style-name="ce1">
            <text:p>148,220625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number-columns-repeated="16362"/>
        </table:table-row>
        <table:table-row table:style-name="ro1">
          <table:table-cell office:value-type="float" office:value="2" table:formula="of:=[.B3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600" table:style-name="ce1">
            <text:p>6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office:value-type="float" office:value="96.153749999999988" table:formula="of:=[.S3]+[.T3]+[.U3]+[.V3]" table:style-name="ce3">
            <text:p>96,15</text:p>
          </table:table-cell>
          <table:table-cell table:number-columns-repeated="4" table:style-name="ce1"/>
          <table:table-cell office:value-type="float" office:value="531.00937499999998" table:formula="of:=0.7547*450+(((850/(850-450))-(450/(850-450)*0.7547))*([.D3]-450))" table:style-name="ce1">
            <text:p>531,009375</text:p>
          </table:table-cell>
          <table:table-cell office:value-type="float" office:value="42.967743749999997" table:formula="of:=0.093 * 2 *[.$R3] - (0.093 *[.$D3])" table:style-name="ce4">
            <text:p>42,97</text:p>
          </table:table-cell>
          <table:table-cell office:value-type="float" office:value="7.2182624999999989" table:formula="of:=0.01275*2*[.$R3]-(0.01275*[.$D3])+(0.0025*([.H3]=FALSE)*([.F3]&gt;=23)*[.R3])" table:style-name="ce4">
            <text:p>7,22</text:p>
          </table:table-cell>
          <table:table-cell office:value-type="float" office:value="39.037462500000004" table:formula="of:=(0.083 + 0.073) *[.$R3] - (0.073 *[.$D3])" table:style-name="ce4">
            <text:p>39,04</text:p>
          </table:table-cell>
          <table:table-cell office:value-type="float" office:value="6.9302812499999984" table:formula="of:=0.015 * 2 *[.$R3] - (0.015 *[.$D3])" table:style-name="ce4">
            <text:p>6,93</text:p>
          </table:table-cell>
          <table:table-cell table:number-columns-repeated="16362"/>
        </table:table-row>
        <table:table-row table:style-name="ro1">
          <table:table-cell office:value-type="float" office:value="3" table:formula="of:=[.B4]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900" table:style-name="ce1">
            <text:p>9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office:value-type="float" office:value="185.625" table:formula="of:=[.S4]+[.T4]+[.U4]+[.V4]" table:style-name="ce3">
            <text:p>185,63</text:p>
          </table:table-cell>
          <table:table-cell table:number-columns-repeated="4" table:style-name="ce1"/>
          <table:table-cell office:value-type="float" office:value="913.79812499999991" table:formula="of:=0.7547*450+(((850/(850-450))-(450/(850-450)*0.7547))*([.D4]-450))" table:style-name="ce1">
            <text:p>913,798125</text:p>
          </table:table-cell>
          <table:table-cell office:value-type="float" office:value="83.7" table:formula="of:=0.093 *[.$D4]" table:style-name="ce4">
            <text:p>83,70</text:p>
          </table:table-cell>
          <table:table-cell office:value-type="float" office:value="13.725" table:formula="of:=(0.01275 + (0.0025*([.H4]=FALSE)*([.F4]&gt;=23))) *[.D4]" table:style-name="ce4">
            <text:p>13,73</text:p>
          </table:table-cell>
          <table:table-cell office:value-type="float" office:value="74.7" table:formula="of:=0.083 *[.$D4]" table:style-name="ce4">
            <text:p>74,70</text:p>
          </table:table-cell>
          <table:table-cell office:value-type="float" office:value="13.5" table:formula="of:=0.015 *[.$D4]" table:style-name="ce4">
            <text:p>13,50</text:p>
          </table:table-cell>
          <table:table-cell table:number-columns-repeated="16362"/>
        </table:table-row>
        <table:table-row table:style-name="ro1">
          <table:table-cell office:value-type="float" office:value="4" table:formula="of:=[.B5]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office:value-type="float" office:value="244.5" table:formula="of:=[.S5]+[.T5]+[.U5]+[.V5]" table:style-name="ce3">
            <text:p>244,50</text:p>
          </table:table-cell>
          <table:table-cell table:number-columns-repeated="4" table:style-name="ce1"/>
          <table:table-cell office:value-type="float" office:value="1296.586875" table:formula="of:=0.7547*450+(((850/(850-450))-(450/(850-450)*0.7547))*([.D5]-450))" table:style-name="ce1">
            <text:p>1296,586875</text:p>
          </table:table-cell>
          <table:table-cell office:value-type="float" office:value="111.6" table:formula="of:=0.093 *[.$D5]" table:style-name="ce4">
            <text:p>111,60</text:p>
          </table:table-cell>
          <table:table-cell office:value-type="float" office:value="15.299999999999999" table:formula="of:=(0.01275 + (0.0025*([.H5]=FALSE)*([.F5]&gt;=23))) *[.D5]" table:style-name="ce4">
            <text:p>15,30</text:p>
          </table:table-cell>
          <table:table-cell office:value-type="float" office:value="99.600000000000009" table:formula="of:=0.083 *[.$D5]" table:style-name="ce4">
            <text:p>99,60</text:p>
          </table:table-cell>
          <table:table-cell office:value-type="float" office:value="18" table:formula="of:=0.015 *[.$D5]" table:style-name="ce4">
            <text:p>18,00</text:p>
          </table:table-cell>
          <table:table-cell table:number-columns-repeated="16362"/>
        </table:table-row>
        <table:table-row table:style-name="ro1">
          <table:table-cell office:value-type="float" office:value="5" table:formula="of:=[.B6]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500" table:style-name="ce1">
            <text:p>150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office:value-type="float" office:value="305.625" table:formula="of:=[.S6]+[.T6]+[.U6]+[.V6]" table:style-name="ce3">
            <text:p>305,63</text:p>
          </table:table-cell>
          <table:table-cell table:number-columns-repeated="4" table:style-name="ce1"/>
          <table:table-cell office:value-type="float" office:value="1679.3756249999999" table:formula="of:=0.7547*450+(((850/(850-450))-(450/(850-450)*0.7547))*([.D6]-450))" table:style-name="ce1">
            <text:p>1679,375625</text:p>
          </table:table-cell>
          <table:table-cell office:value-type="float" office:value="139.5" table:formula="of:=0.093 *[.$D6]" table:style-name="ce4">
            <text:p>139,50</text:p>
          </table:table-cell>
          <table:table-cell office:value-type="float" office:value="19.125" table:formula="of:=(0.01275 + (0.0025*([.H6]=FALSE)*([.F6]&gt;=23))) *[.D6]" table:style-name="ce4">
            <text:p>19,13</text:p>
          </table:table-cell>
          <table:table-cell office:value-type="float" office:value="124.5" table:formula="of:=0.083 *[.$D6]" table:style-name="ce4">
            <text:p>124,50</text:p>
          </table:table-cell>
          <table:table-cell office:value-type="float" office:value="22.5" table:formula="of:=0.015 *[.$D6]" table:style-name="ce4">
            <text:p>22,50</text:p>
          </table:table-cell>
          <table:table-cell table:number-columns-repeated="16362"/>
        </table:table-row>
        <table:table-row table:style-name="ro1">
          <table:table-cell office:value-type="float" office:value="6" table:formula="of:=[.B7]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354" table:style-name="ce1">
            <text:p>1354</text:p>
          </table:table-cell>
          <table:table-cell office:value-type="float" office:value="5000" table:style-name="ce1">
            <text:p>500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5" table:style-name="ce1">
            <text:p>2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8" table:style-name="ce1">
            <text:p>2018</text:p>
          </table:table-cell>
          <table:table-cell office:value-type="float" office:value="963.69375000000014" table:formula="of:=[.S7]+[.T7]+[.U7]+[.V7]" table:style-name="ce3">
            <text:p>963,69</text:p>
          </table:table-cell>
          <table:table-cell table:number-columns-repeated="4" table:style-name="ce1"/>
          <table:table-cell office:value-type="float" office:value="6145.2443749999993" table:formula="of:=0.7547*450+(((850/(850-450))-(450/(850-450)*0.7547))*([.D7]-450))" table:style-name="ce1">
            <text:p>6145,244375</text:p>
          </table:table-cell>
          <table:table-cell office:value-type="float" office:value="465" table:formula="of:=0.093 *[.$D7]" table:style-name="ce4">
            <text:p>465,00</text:p>
          </table:table-cell>
          <table:table-cell office:value-type="float" office:value="56.418749999999996" table:formula="of:=(0.01275 + (0.0025*([.H7]=FALSE)*([.F7]&gt;=23))) *4425" table:style-name="ce4">
            <text:p>56,42</text:p>
          </table:table-cell>
          <table:table-cell office:value-type="float" office:value="367.27500000000003" table:formula="of:=0.083 *4425" table:style-name="ce4">
            <text:p>367,28</text:p>
          </table:table-cell>
          <table:table-cell office:value-type="float" office:value="75" table:formula="of:=0.015 *[.$D7]" table:style-name="ce4">
            <text:p>75,00</text:p>
          </table:table-cell>
          <table:table-cell table:number-columns-repeated="16362"/>
        </table:table-row>
        <table:table-row table:style-name="ro1">
          <table:table-cell office:value-type="float" office:value="7" table:formula="of:=[.B8]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483" table:style-name="ce1">
            <text:p>3483</text:p>
          </table:table-cell>
          <table:table-cell office:value-type="float" office:value="300" table:style-name="ce1">
            <text:p>30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0" table:style-name="ce1">
            <text:p>20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0" table:style-name="ce1">
            <text:p>2010</text:p>
          </table:table-cell>
          <table:table-cell office:value-type="float" office:value="0" table:formula="of:=[.S8]+[.T8]+[.U8]+[.V8]" table:style-name="ce3">
            <text:p>0,00</text:p>
          </table:table-cell>
          <table:table-cell table:number-columns-repeated="4" table:style-name="ce1"/>
          <table:table-cell office:value-type="float" office:value="144.75000000000003" table:formula="of:=0.7585*450+(((800/(800-450))-(450/(800-450)*0.7585))*([.D8]-450))" table:style-name="ce1">
            <text:p>144,75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office:value-type="float" office:value="0" table:style-name="ce4">
            <text:p>0,00</text:p>
          </table:table-cell>
          <table:table-cell table:number-columns-repeated="16362"/>
        </table:table-row>
        <table:table-row table:style-name="ro1">
          <table:table-cell office:value-type="float" office:value="8" table:formula="of:=[.B9]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74" table:style-name="ce1">
            <text:p>874</text:p>
          </table:table-cell>
          <table:table-cell office:value-type="float" office:value="600" table:style-name="ce1">
            <text:p>60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0" table:style-name="ce1">
            <text:p>20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0" table:style-name="ce1">
            <text:p>2010</text:p>
          </table:table-cell>
          <table:table-cell office:value-type="float" office:value="102.24735000000003" table:formula="of:=[.S9]+[.T9]+[.U9]+[.V9]" table:style-name="ce3">
            <text:p>102,25</text:p>
          </table:table-cell>
          <table:table-cell table:number-columns-repeated="4" table:style-name="ce1"/>
          <table:table-cell office:value-type="float" office:value="551.70000000000005" table:formula="of:=0.7585*400+(((800/(800-400))-(400/(800-400)*0.7585))*([.D9]-400))" table:style-name="ce1">
            <text:p>551,7</text:p>
          </table:table-cell>
          <table:table-cell office:value-type="float" office:value="50.088300000000018" table:formula="of:=0.0995 * 2 *[.$R9] - (0.0995 *[.$D9])" table:style-name="ce4">
            <text:p>50,09</text:p>
          </table:table-cell>
          <table:table-cell office:value-type="float" office:value="4.9081500000000009" table:formula="of:=0.00975*2*[.$R9]-(0.00975*[.$D9])+(0.0025*([.H9]=FALSE)*([.F9]&gt;=23)*[.R9])" table:style-name="ce4">
            <text:p>4,91</text:p>
          </table:table-cell>
          <table:table-cell office:value-type="float" office:value="40.203300000000006" table:formula="of:=(0.079 + 0.07) *[.$R9] - (0.07 *[.$D9])" table:style-name="ce4">
            <text:p>40,20</text:p>
          </table:table-cell>
          <table:table-cell office:value-type="float" office:value="7.047600000000001" table:formula="of:=0.014 * 2 *[.$R9] - (0.014 *[.$D9])" table:style-name="ce4">
            <text:p>7,05</text:p>
          </table:table-cell>
          <table:table-cell table:number-columns-repeated="16362"/>
        </table:table-row>
        <table:table-row table:style-name="ro1">
          <table:table-cell office:value-type="float" office:value="9" table:formula="of:=[.B10]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414" table:style-name="ce1">
            <text:p>6414</text:p>
          </table:table-cell>
          <table:table-cell office:value-type="float" office:value="900" table:style-name="ce1">
            <text:p>90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0" table:style-name="ce1">
            <text:p>20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0" table:style-name="ce1">
            <text:p>2010</text:p>
          </table:table-cell>
          <table:table-cell office:value-type="float" office:value="182.02500000000001" table:formula="of:=[.S10]+[.T10]+[.U10]+[.V10]" table:style-name="ce3">
            <text:p>182,03</text:p>
          </table:table-cell>
          <table:table-cell table:number-columns-repeated="4" table:style-name="ce1"/>
          <table:table-cell office:value-type="float" office:value="924.15" table:formula="of:=0.7585*400+(((800/(800-400))-(400/(800-400)*0.7585))*([.D10]-400))" table:style-name="ce1">
            <text:p>924,15</text:p>
          </table:table-cell>
          <table:table-cell office:value-type="float" office:value="89.550000000000011" table:formula="of:=0.0995 *[.$D10]" table:style-name="ce4">
            <text:p>89,55</text:p>
          </table:table-cell>
          <table:table-cell office:value-type="float" office:value="8.7750000000000004" table:formula="of:=(0.00975 + (0.0025*([.H10]=FALSE)*([.F10]&gt;=23))) *[.D10]" table:style-name="ce4">
            <text:p>8,78</text:p>
          </table:table-cell>
          <table:table-cell office:value-type="float" office:value="71.099999999999994" table:formula="of:=0.079 *[.$D10]" table:style-name="ce4">
            <text:p>71,10</text:p>
          </table:table-cell>
          <table:table-cell office:value-type="float" office:value="12.6" table:formula="of:=0.014 *[.$D10]" table:style-name="ce4">
            <text:p>12,60</text:p>
          </table:table-cell>
          <table:table-cell table:number-columns-repeated="16362"/>
        </table:table-row>
        <table:table-row table:style-name="ro1">
          <table:table-cell office:value-type="float" office:value="10" table:formula="of:=[.B11]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4684" table:style-name="ce1">
            <text:p>54684</text:p>
          </table:table-cell>
          <table:table-cell office:value-type="float" office:value="1200" table:style-name="ce1">
            <text:p>12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" table:style-name="ce1">
            <text:p>20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0" table:style-name="ce1">
            <text:p>2010</text:p>
          </table:table-cell>
          <table:table-cell office:value-type="float" office:value="242.7" table:formula="of:=[.S11]+[.T11]+[.U11]+[.V11]" table:style-name="ce3">
            <text:p>242,70</text:p>
          </table:table-cell>
          <table:table-cell table:number-columns-repeated="4" table:style-name="ce1"/>
          <table:table-cell office:value-type="float" office:value="1296.5999999999999" table:formula="of:=0.7585*400+(((800/(800-400))-(400/(800-400)*0.7585))*([.D11]-400))" table:style-name="ce1">
            <text:p>1296,6</text:p>
          </table:table-cell>
          <table:table-cell office:value-type="float" office:value="119.4" table:formula="of:=0.0995 *[.$D11]" table:style-name="ce4">
            <text:p>119,40</text:p>
          </table:table-cell>
          <table:table-cell office:value-type="float" office:value="11.7" table:formula="of:=(0.00975 + (0.0025*([.H11]=TRUE)*([.F11]&gt;=23))) *[.D11]" table:style-name="ce4">
            <text:p>11,70</text:p>
          </table:table-cell>
          <table:table-cell office:value-type="float" office:value="94.8" table:formula="of:=0.079 *[.$D11]" table:style-name="ce4">
            <text:p>94,80</text:p>
          </table:table-cell>
          <table:table-cell office:value-type="float" office:value="16.8" table:formula="of:=0.014 *[.$D11]" table:style-name="ce4">
            <text:p>16,80</text:p>
          </table:table-cell>
          <table:table-cell table:number-columns-repeated="16362"/>
        </table:table-row>
        <table:table-row table:style-name="ro1">
          <table:table-cell office:value-type="float" office:value="11" table:formula="of:=[.B12]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1500" table:style-name="ce1">
            <text:p>15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" table:style-name="ce1">
            <text:p>20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0" table:style-name="ce1">
            <text:p>2010</text:p>
          </table:table-cell>
          <table:table-cell office:value-type="float" office:value="303.375" table:formula="of:=[.S12]+[.T12]+[.U12]+[.V12]" table:style-name="ce3">
            <text:p>303,38</text:p>
          </table:table-cell>
          <table:table-cell table:number-columns-repeated="4" table:style-name="ce1"/>
          <table:table-cell office:value-type="float" office:value="1669.0500000000002" table:formula="of:=0.7585*400+(((800/(800-400))-(400/(800-400)*0.7585))*([.D12]-400))" table:style-name="ce1">
            <text:p>1669,05</text:p>
          </table:table-cell>
          <table:table-cell office:value-type="float" office:value="149.25" table:formula="of:=0.0995 *[.$D12]" table:style-name="ce4">
            <text:p>149,25</text:p>
          </table:table-cell>
          <table:table-cell office:value-type="float" office:value="14.625" table:formula="of:=(0.00975 + (0.0025*([.H12]=TRUE)*([.F12]&gt;=23))) *[.D12]" table:style-name="ce4">
            <text:p>14,63</text:p>
          </table:table-cell>
          <table:table-cell office:value-type="float" office:value="118.5" table:formula="of:=0.079 *[.$D12]" table:style-name="ce4">
            <text:p>118,50</text:p>
          </table:table-cell>
          <table:table-cell office:value-type="float" office:value="21" table:formula="of:=0.014 *[.$D12]" table:style-name="ce4">
            <text:p>21,00</text:p>
          </table:table-cell>
          <table:table-cell table:number-columns-repeated="16362"/>
        </table:table-row>
        <table:table-row table:style-name="ro1">
          <table:table-cell office:value-type="float" office:value="12" table:formula="of:=[.B13]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69" table:style-name="ce1">
            <text:p>369</text:p>
          </table:table-cell>
          <table:table-cell office:value-type="float" office:value="8000" table:style-name="ce1">
            <text:p>8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" table:style-name="ce1">
            <text:p>20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0" table:style-name="ce1">
            <text:p>2010</text:p>
          </table:table-cell>
          <table:table-cell office:value-type="float" office:value="957.0625" table:formula="of:=[.S13]+[.T13]+[.U13]+[.V13]" table:style-name="ce3">
            <text:p>957,06</text:p>
          </table:table-cell>
          <table:table-cell table:number-columns-repeated="4" table:style-name="ce1"/>
          <table:table-cell office:value-type="float" office:value="9738.7999999999993" table:formula="of:=0.7585*400+(((800/(800-400))-(400/(800-400)*0.7585))*([.D13]-400))" table:style-name="ce1">
            <text:p>9738,8</text:p>
          </table:table-cell>
          <table:table-cell office:value-type="float" office:value="547.25" table:formula="of:=0.0995 *5500" table:style-name="ce4">
            <text:p>547,25</text:p>
          </table:table-cell>
          <table:table-cell office:value-type="float" office:value="36.5625" table:formula="of:=(0.00975 + (0.0025*([.H13]=TRUE)*([.F13]&gt;=23))) *3750" table:style-name="ce4">
            <text:p>36,56</text:p>
          </table:table-cell>
          <table:table-cell office:value-type="float" office:value="296.25" table:formula="of:=0.079 *3750" table:style-name="ce4">
            <text:p>296,25</text:p>
          </table:table-cell>
          <table:table-cell office:value-type="float" office:value="77" table:formula="of:=0.014 *5500" table:style-name="ce4">
            <text:p>77,00</text:p>
          </table:table-cell>
          <table:table-cell table:number-columns-repeated="1636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11" table:style-name="ce1">
            <text:p>111</text:p>
          </table:table-cell>
          <table:table-cell office:value-type="float" office:value="700" table:style-name="ce1">
            <text:p>7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" table:style-name="ce1">
            <text:p>20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02" table:style-name="ce1">
            <text:p>2002</text:p>
          </table:table-cell>
          <table:table-cell office:value-type="float" office:value="144.55000000000001" table:formula="of:=[.S14]+[.T14]+[.U14]+[.V14]" table:style-name="ce3">
            <text:p>144,55</text:p>
          </table:table-cell>
          <table:table-cell table:number-columns-repeated="4" table:style-name="ce1"/>
          <table:table-cell office:value-type="float" office:value="675.84999999999991" table:formula="of:=0.7585*400+(((800/(800-400))-(400/(800-400)*0.7585))*([.D14]-400))" table:style-name="ce1">
            <text:p>675,85</text:p>
          </table:table-cell>
          <table:table-cell office:value-type="float" office:value="66.849999999999994" table:formula="of:=0.0955 *[.$D14]" table:style-name="ce4">
            <text:p>66,85</text:p>
          </table:table-cell>
          <table:table-cell office:value-type="float" office:value="5.95" table:formula="of:=(0.0085 + (0.0025*([.H14]=TRUE)*([.F14]&gt;=23))) *[.D14]" table:style-name="ce4">
            <text:p>5,95</text:p>
          </table:table-cell>
          <table:table-cell office:value-type="float" office:value="49.000000000000007" table:formula="of:=0.07 *[.$D14]" table:style-name="ce4">
            <text:p>49,00</text:p>
          </table:table-cell>
          <table:table-cell office:value-type="float" office:value="22.75" table:formula="of:=0.0325 *[.$D14]" table:style-name="ce4">
            <text:p>22,75</text:p>
          </table:table-cell>
          <table:table-cell table:number-columns-repeated="1636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4684" table:style-name="ce1">
            <text:p>468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" table:style-name="ce1">
            <text:p>40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19" table:style-name="ce1">
            <text:p>2019</text:p>
          </table:table-cell>
          <table:table-cell office:value-type="float" office:value="433.37437499999999" table:formula="of:=[.S15]+[.T15]+[.U15]+[.V15]" table:style-name="ce3">
            <text:p>433,37</text:p>
          </table:table-cell>
          <table:table-cell table:number-columns-repeated="4" table:style-name="ce1"/>
          <table:table-cell office:value-type="float" office:value="-193.20000000000005" table:formula="of:=0.7585*400+(((800/(800-400))-(400/(800-400)*0.7585))*([.D15]-400))" table:style-name="ce1">
            <text:p>-193,2</text:p>
          </table:table-cell>
          <table:table-cell office:value-type="float" office:value="0" table:style-name="ce4">
            <text:p>0,00</text:p>
          </table:table-cell>
          <table:table-cell office:value-type="float" office:value="71.255624999999995" table:formula="of:=2*0.01525*MIN([.I15];0.75*3115)" table:style-name="ce4">
            <text:p>71,26</text:p>
          </table:table-cell>
          <table:table-cell office:value-type="float" office:value="362.11874999999998" table:formula="of:=(0.073 + 0.082)*MIN([.I15];0.75*3115)" table:style-name="ce4">
            <text:p>362,12</text:p>
          </table:table-cell>
          <table:table-cell office:value-type="float" office:value="0" table:style-name="ce4">
            <text:p>0,00</text:p>
          </table:table-cell>
          <table:table-cell table:number-columns-repeated="16362"/>
        </table:table-row>
        <table:table-row table:style-name="ro1">
          <table:table-cell table:number-columns-repeated="12" table:style-name="ce1"/>
          <table:table-cell table:style-name="ce3"/>
          <table:table-cell table:number-columns-repeated="16371" table:style-name="ce1"/>
        </table:table-row>
        <table:table-row table:number-rows-repeated="7" table:style-name="ro1">
          <table:table-cell table:number-columns-repeated="12"/>
          <table:table-cell table:style-name="ce3"/>
          <table:table-cell table:number-columns-repeated="1637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/>
    <dc:creator/>
    <meta:creation-date>2006-09-16T00:00:00Z</meta:creation-date>
    <dc:date>2019-10-10T13:25:00Z</dc:date>
    <meta:editing-duration>PT0S</meta:editing-duration>
  </office:meta>
</office:document-meta>
</file>